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 officeooo:rsid="00034b4b" officeooo:paragraph-rsid="0004dd46"/>
    </style:style>
    <style:style style:name="P2" style:family="paragraph" style:parent-style-name="Standard">
      <style:paragraph-properties fo:line-height="200%" fo:text-align="justify" style:justify-single-word="false"/>
      <style:text-properties style:font-name="Times New Roman" fo:font-weight="bold" officeooo:rsid="00034b4b" officeooo:paragraph-rsid="00034b4b" style:font-weight-asian="bold" style:font-weight-complex="bold"/>
    </style:style>
    <style:style style:name="P3" style:family="paragraph" style:parent-style-name="Standard">
      <style:paragraph-properties fo:line-height="200%" fo:text-align="justify" style:justify-single-word="false"/>
      <style:text-properties style:font-name="Times New Roman" fo:font-weight="bold" officeooo:rsid="0004dd46" officeooo:paragraph-rsid="0004dd46" style:font-weight-asian="bold" style:font-weight-complex="bold"/>
    </style:style>
    <style:style style:name="P4" style:family="paragraph" style:parent-style-name="Standard">
      <style:paragraph-properties fo:line-height="200%" fo:text-align="center" style:justify-single-word="false"/>
      <style:text-properties style:font-name="Times New Roman" fo:font-weight="bold" officeooo:rsid="0009e033" officeooo:paragraph-rsid="0009e033" style:font-weight-asian="bold" style:font-weight-complex="bold"/>
    </style:style>
    <style:style style:name="P5" style:family="paragraph" style:parent-style-name="Standard">
      <style:paragraph-properties fo:line-height="200%" fo:text-align="justify" style:justify-single-word="false"/>
      <style:text-properties style:font-name="Times New Roman" officeooo:rsid="0004dd46" officeooo:paragraph-rsid="0004dd46"/>
    </style:style>
    <style:style style:name="P6" style:family="paragraph" style:parent-style-name="Standard">
      <style:paragraph-properties fo:line-height="200%" fo:text-align="center" style:justify-single-word="false"/>
      <style:text-properties style:font-name="Times New Roman" fo:font-weight="normal" officeooo:rsid="000b5fa0" officeooo:paragraph-rsid="000b5fa0" style:font-weight-asian="normal" style:font-weight-complex="normal"/>
    </style:style>
    <style:style style:name="T1" style:family="text">
      <style:text-properties officeooo:rsid="0004dd46"/>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4dd46"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07a2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PLB Network Queue Simulator (UNQS): </text:p>
      <text:p text:style-name="P4">Surveying Network Peformance Under Different Queueing Techniques </text:p>
      <text:p text:style-name="P4">for Internet Bandwidth Management</text:p>
      <text:p text:style-name="P6">Leensey M. Lawas</text:p>
      <text:p text:style-name="P2">INTRODUCTION</text:p>
      <text:p text:style-name="P1"><text:span text:style-name="T1">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text:span><text:span text:style-name="T4">\cite{pazos_gerla_rigolio_1999}</text:span><text:span text:style-name="T1">. A quick solution to the problem would be increasing bandwidth size, because as the demand for services increases, the bandwidth must also be increased </text:span><text:span text:style-name="T4">\cite{communication_news_2001}</text:span><text:span text:style-name="T1">. However, this method is costly and inefficient, which is why traffic engineering (TE) takes place. </text:span></text:p>
      <text:p text:style-name="P5"/>
      <text:p text:style-name="P5"><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3">\cite{teach_ict_nd}</text:span>.</text:p>
      <text:p text:style-name="P5"/>
      <text:p text:style-name="P3">Background of the study</text:p>
      <text:p text:style-name="P5">Tong and Yang (2007)<text:span text:style-name="T3">\cite{tong_yang_2007}</text:span> cited that there have been many studies on TE, but most of them dealt with route selection algorithms, and few tackled bandwidth management techniques. For this study, bandwidth management is the TE method chosen. Kanu, Kuyoro, Ogunlere, &amp; Adegbenjo <text:s/><text:soft-page-break/>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5"/>
      <text:p text:style-name="P5">In an article named <text:span text:style-name="T5">Bandwidth management pays off</text:span> (2002), two key devices were identified to help in bandwidth management: traffic shaping or congestion avoidance mechanisms and queueing techniques. <text:span text:style-name="T5">Congestion avoidance mechanisms </text:span><text:span text:style-name="T6">or</text:span><text:span text:style-name="T5"> congestion control</text:span> locates where in the router the packets do not enter the system, and finds an alternative route so the packets do not block the way and cause timeout <text:span text:style-name="T3">\cite{jacobson_1988}</text:span>. <text:span text:style-name="T5">Queueing techniques</text:span>, on the other hand, help predict and direct the traffic flow by implementing a constraint or constraints to provide the services as demanded <text:span text:style-name="T3">\cite{gross_harris_1974}</text:span>. In addition, queueing network models are known for accuracy and efficiency <text:span text:style-name="T3">\cite{lazowska_zahorjan_graham_sevcik_1984}</text:span>.</text:p>
      <text:p text:style-name="P5"/>
      <text:p text:style-name="P3">Significance of the study</text:p>
      <text:p text:style-name="P5">Inefficient internet bandwidth management can lead to dissatisfied customers and reduced productivity. There have been many studies conducted to improve bandwidth management, but this study made use of queueing techniques to provide a simple yet novel and effective solution for managing internet bandwidth, particularly for the University of the Philippines Los Banos (UPLB) Network. While there is no imminent need to make use of a scheduling algorithm beside the traditional First Come-First Serve (FCFS) or First In-First Out (FIFO), it is undeniable that an increase of traffic coming in and out of the network will be expected. The results of this study can be helpful to determine if applying a different queueing scheduling algorithm will improve traffic flow at a given buffer size.</text:p>
      <text:p text:style-name="P5"/>
      <text:p text:style-name="P5"><text:soft-page-break/><text:tab/>As long there will be a need for “high quality of corporate customer satisfaction”, bandwidth management will continue to grow as a body of knowledge <text:span text:style-name="T3">\cite{duzbeck_2006}</text:span>. That being said, this study aims to add to that body of knowledge by surveying three queueing scheduling algorithms and their effectivity as buffers for the traffic which will be passed from client to server and vice versa. Specifically, this study will monitor the UPLB Network traffic and simulate the traffic using three queueing scheduling algorithms. By having this simulation, the advisable settings for the network will be identified, which in turn would provide effective bandwidth management.</text:p>
      <text:p text:style-name="P5"/>
      <text:p text:style-name="P3">Objectives of the study</text:p>
      <text:p text:style-name="P5">The general objective of the study is to efficiently simulate the UPLB network traffic by identifying the most effective queueing technique. Specifically, the study should be able to:</text:p>
      <text:p text:style-name="P5"><text:span text:style-name="T7"><text:tab/>1. </text:span>Collect traffic data from the UPLB network;</text:p>
      <text:p text:style-name="P5"><text:span text:style-name="T7"><text:tab/>2. </text:span>Simulate the traffic data using the three queueing techniques;</text:p>
      <text:p text:style-name="P5"><text:tab/><text:span text:style-name="T7">3. </text:span>Take note of the duration, throughput, and packet loss for each simulation; and</text:p>
      <text:p text:style-name="P5"><text:span text:style-name="T7"><text:tab/>4. </text:span>Determine the most effective queueing technique using graphs and simple statistics.</text:p>
      <text:p text:style-name="P5"/>
      <text:p text:style-name="P3">Time and Place of the study</text:p>
      <text:p text:style-name="P5">The study was conducted from January 2017 until May 2017, at the Institute of Computer Science, UPLB.</text:p>
      <text:p text:style-name="P5"/>
      <text:p text:style-name="P3">Scope and Limitation of the study</text:p>
      <text:p text:style-name="P5">The study is limited to monitoring and simulating UPLB network. Also, it only made use of three queueing techniques, namely, First In-First Out Queueing (FIFO), Priority Queueing (PQ), and Weighted Fair Queueing (WFQ) or Priority Queuieng with aging.</text:p>
      <text:p text:style-name="P5"/>
      <text:p text:style-name="P5"><text:soft-page-break/>In determining the most effective queueing technique, the throughput, latency, and packet loss values will be measured, noted, and compared. Throughput is the number of tasks accomplished over a period of time, latency is the time it takes for a fixed task to be finished <text:span text:style-name="T3">\cite{martin_roth_nd}</text:span>, and packet loss is the percentage of dropped packets over the total number of packets.</text:p>
      <text:p text:style-name="P5"/>
      <text:p text:style-name="P5">The study shall be limited to monitoring and modeling the UPLB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33:37.180478905</meta:creation-date>
    <dc:date>2017-07-03T16:52:49.284962845</dc:date>
    <meta:editing-duration>PT19M14S</meta:editing-duration>
    <meta:editing-cycles>7</meta:editing-cycles>
    <meta:generator>LibreOffice/5.1.6.2$Linux_X86_64 LibreOffice_project/10m0$Build-2</meta:generator>
    <meta:document-statistic meta:table-count="0" meta:image-count="0" meta:object-count="0" meta:page-count="4" meta:paragraph-count="25" meta:word-count="851" meta:character-count="5708" meta:non-whitespace-character-count="4872"/>
  </office:meta>
</office:document-meta>
</file>